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36">
      <style:table-cell-properties fo:border-top="none" fo:border-bottom="thin solid #1A1A1A" fo:border-left="none" fo:border-right="none" fo:background-color="#FFCC00"/>
    </style:style>
    <style:style style:name="ce4" style:family="table-cell" style:parent-style-name="Default" style:data-style-name="N0">
      <style:table-cell-properties fo:border-top="none" fo:border-bottom="thin solid #1A1A1A" fo:border-left="none" fo:border-right="none" fo:background-color="#FFCC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6"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-top="2pt solid #1A1A1A" fo:border-bottom="2pt solid #1A1A1A" fo:border-left="2pt solid #1A1A1A" fo:border-right="thin solid #1A1A1A" fo:background-color="#00FFFF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2pt solid #1A1A1A" fo:border-bottom="2pt solid #1A1A1A" fo:border-left="thin solid #1A1A1A" fo:border-right="none" fo:background-color="#00FFFF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2pt solid #1A1A1A" fo:border-bottom="2pt solid #1A1A1A" fo:border-left="none" fo:border-right="2pt solid #1A1A1A" fo:background-color="#00FFFF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2pt solid #1A1A1A" fo:border-bottom="2pt solid #1A1A1A" fo:border-left="thin solid #1A1A1A" fo:border-right="2pt solid #1A1A1A" fo:background-color="#00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1A1A1A" fo:border-bottom="thin solid #1A1A1A" fo:border-left="2pt solid #1A1A1A" fo:border-right="thin solid #1A1A1A"/>
    </style:style>
    <style:style style:name="ce13" style:family="table-cell" style:parent-style-name="Default" style:data-style-name="N36">
      <style:table-cell-properties fo:border="thin solid #1A1A1A"/>
    </style:style>
    <style:style style:name="ce14" style:family="table-cell" style:parent-style-name="Default" style:data-style-name="N1">
      <style:table-cell-properties fo:border-top="thin solid #1A1A1A" fo:border-bottom="thin solid #1A1A1A" fo:border-left="thin solid #1A1A1A" fo:border-right="2pt solid #1A1A1A"/>
    </style:style>
    <style:style style:name="ce15" style:family="table-cell" style:parent-style-name="Default" style:data-style-name="N0">
      <style:table-cell-properties fo:border-top="thin solid #1A1A1A" fo:border-bottom="2pt solid #1A1A1A" fo:border-left="2pt solid #1A1A1A" fo:border-right="thin solid #1A1A1A"/>
    </style:style>
    <style:style style:name="ce16" style:family="table-cell" style:parent-style-name="Default" style:data-style-name="N36">
      <style:table-cell-properties fo:border-top="thin solid #1A1A1A" fo:border-bottom="2pt solid #1A1A1A" fo:border-left="thin solid #1A1A1A" fo:border-right="thin solid #1A1A1A"/>
    </style:style>
    <style:style style:name="ce17" style:family="table-cell" style:parent-style-name="Default" style:data-style-name="N1">
      <style:table-cell-properties fo:border-top="thin solid #1A1A1A" fo:border-bottom="2pt solid #1A1A1A" fo:border-left="thin solid #1A1A1A" fo:border-right="2pt solid #1A1A1A"/>
    </style:style>
    <style:style style:name="ce18" style:family="table-cell" style:parent-style-name="Default" style:data-style-name="N0">
      <style:table-cell-properties fo:border-top="thin solid #1A1A1A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thin solid #1A1A1A" fo:border-bottom="thin solid #1A1A1A" fo:border-left="none" fo:border-right="none" fo:background-color="#FFCC00"/>
    </style:style>
    <style:style style:name="ce20" style:family="table-cell" style:parent-style-name="Default" style:data-style-name="N0">
      <style:table-cell-properties fo:border-top="thin solid #1A1A1A" fo:border-bottom="thin solid #1A1A1A" fo:border-left="none" fo:border-right="none" fo:background-color="#FFCC00"/>
    </style:style>
    <style:style style:name="ce21" style:family="table-cell" style:parent-style-name="Default" style:data-style-name="N0">
      <style:table-cell-properties fo:border-top="2pt solid #1A1A1A" fo:border-bottom="2pt solid #1A1A1A" fo:border-left="2pt solid #1A1A1A" fo:border-right="none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1A1A1A" fo:border-bottom="2pt solid #1A1A1A" fo:border-left="none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1A1A1A" fo:border-bottom="2pt solid #1A1A1A" fo:border-left="thin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1A1A1A" fo:border-bottom="2pt solid #1A1A1A" fo:border-left="2pt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top="none" fo:border-bottom="thin solid #1A1A1A" fo:border-left="2pt solid #1A1A1A" fo:border-right="2pt solid #1A1A1A"/>
    </style:style>
    <style:style style:name="ce29" style:family="table-cell" style:parent-style-name="Default" style:data-style-name="N2">
      <style:table-cell-properties fo:border-top="none" fo:border-bottom="thin solid #1A1A1A" fo:border-left="none" fo:border-right="thin solid #1A1A1A"/>
    </style:style>
    <style:style style:name="ce30" style:family="table-cell" style:parent-style-name="Default" style:data-style-name="N2">
      <style:table-cell-properties fo:border-top="none" fo:border-bottom="thin solid #1A1A1A" fo:border-left="thin solid #1A1A1A" fo:border-right="thin solid #1A1A1A"/>
    </style:style>
    <style:style style:name="ce31" style:family="table-cell" style:parent-style-name="Default" style:data-style-name="N2">
      <style:table-cell-properties fo:border-top="none" fo:border-bottom="thin solid #1A1A1A" fo:border-left="none" fo:border-right="2pt solid #1A1A1A"/>
    </style:style>
    <style:style style:name="ce32" style:family="table-cell" style:parent-style-name="Default" style:data-style-name="N2">
      <style:table-cell-properties fo:border-top="none" fo:border-bottom="thin solid #1A1A1A" fo:border-left="2pt solid #1A1A1A" fo:border-right="thin solid #1A1A1A"/>
    </style:style>
    <style:style style:name="ce33" style:family="table-cell" style:parent-style-name="Default" style:data-style-name="N2">
      <style:table-cell-properties fo:border-top="thin solid #1A1A1A" fo:border-bottom="thin solid #1A1A1A" fo:border-left="2pt solid #1A1A1A" fo:border-right="2pt solid #1A1A1A"/>
    </style:style>
    <style:style style:name="ce34" style:family="table-cell" style:parent-style-name="Default" style:data-style-name="N2">
      <style:table-cell-properties fo:border-top="thin solid #1A1A1A" fo:border-bottom="thin solid #1A1A1A" fo:border-left="none" fo:border-right="thin solid #1A1A1A"/>
    </style:style>
    <style:style style:name="ce35" style:family="table-cell" style:parent-style-name="Default" style:data-style-name="N2">
      <style:table-cell-properties fo:border="thin solid #1A1A1A"/>
    </style:style>
    <style:style style:name="ce36" style:family="table-cell" style:parent-style-name="Default" style:data-style-name="N2">
      <style:table-cell-properties fo:border-top="thin solid #1A1A1A" fo:border-bottom="thin solid #1A1A1A" fo:border-left="none" fo:border-right="2pt solid #1A1A1A"/>
    </style:style>
    <style:style style:name="ce37" style:family="table-cell" style:parent-style-name="Default" style:data-style-name="N2">
      <style:table-cell-properties fo:border-top="thin solid #1A1A1A" fo:border-bottom="thin solid #1A1A1A" fo:border-left="2pt solid #1A1A1A" fo:border-right="thin solid #1A1A1A"/>
    </style:style>
    <style:style style:name="ce38" style:family="table-cell" style:parent-style-name="Default" style:data-style-name="N2">
      <style:table-cell-properties fo:border-top="thin solid #1A1A1A" fo:border-bottom="thin solid #1A1A1A" fo:border-left="none" fo:border-right="thin solid #1A1A1A"/>
    </style:style>
    <style:style style:name="ce39" style:family="table-cell" style:parent-style-name="Default" style:data-style-name="N2">
      <style:table-cell-properties fo:border-top="thin solid #1A1A1A" fo:border-bottom="2pt solid #1A1A1A" fo:border-left="2pt solid #1A1A1A" fo:border-right="2pt solid #1A1A1A"/>
    </style:style>
    <style:style style:name="ce40" style:family="table-cell" style:parent-style-name="Default" style:data-style-name="N2">
      <style:table-cell-properties fo:border-top="thin solid #1A1A1A" fo:border-bottom="2pt solid #1A1A1A" fo:border-left="none" fo:border-right="thin solid #1A1A1A"/>
    </style:style>
    <style:style style:name="ce41" style:family="table-cell" style:parent-style-name="Default" style:data-style-name="N2">
      <style:table-cell-properties fo:border-top="thin solid #1A1A1A" fo:border-bottom="2pt solid #1A1A1A" fo:border-left="thin solid #1A1A1A" fo:border-right="thin solid #1A1A1A"/>
    </style:style>
    <style:style style:name="ce42" style:family="table-cell" style:parent-style-name="Default" style:data-style-name="N2">
      <style:table-cell-properties fo:border-top="thin solid #1A1A1A" fo:border-bottom="2pt solid #1A1A1A" fo:border-left="none" fo:border-right="2pt solid #1A1A1A"/>
    </style:style>
    <style:style style:name="ce43" style:family="table-cell" style:parent-style-name="Default" style:data-style-name="N2">
      <style:table-cell-properties fo:border-top="thin solid #1A1A1A" fo:border-bottom="2pt solid #1A1A1A" fo:border-left="2pt solid #1A1A1A" fo:border-right="thin solid #1A1A1A"/>
    </style:style>
    <style:style style:name="ce44" style:family="table-cell" style:parent-style-name="Default" style:data-style-name="N0">
      <style:text-properties style:text-underline-style="solid" style:text-underline-type="single"/>
    </style:style>
    <style:style style:name="ce45" style:family="table-cell" style:parent-style-name="Default" style:data-style-name="N36"/>
    <style:style style:name="ce46" style:family="table-cell" style:parent-style-name="Default" style:data-style-name="N0">
      <style:table-cell-properties fo:border="2pt solid #1A1A1A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2pt solid #1A1A1A" fo:background-color="transparent"/>
    </style:style>
    <style:style style:name="ce48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2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45.7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shapes>
          <draw:frame draw:z-index="1" draw:id="id0" draw:style-name="a0" draw:name="1 Gráfico" svg:x="1.38386in" svg:y="6.46811in" svg:width="6.60079in" svg:height="3.137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11" svg:x="8.95236in" svg:y="9.97402in" svg:width="5.6189in" svg:height="3.12874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10" svg:x="8.95236in" svg:y="6.47756in" svg:width="5.60512in" svg:height="3.1189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1 Gráfico" svg:x="1.39764in" svg:y="9.98346in" svg:width="6.60079in" svg:height="3.1370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7"/>
        <table:table-column table:style-name="co2" table:number-columns-repeated="14" table:default-cell-style-name="ce1"/>
        <table:table-column table:style-name="co3" table:number-columns-repeated="1006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Parámetros de configuración</text:p>
          </table:table-cell>
          <table:table-cell table:number-columns-repeated="3" table:style-name="ce3"/>
          <table:table-cell table:number-columns-repeated="16380" table:style-name="ce4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number-columns-repeated="16380" table:style-name="ce1"/>
        </table:table-row>
        <table:table-row table:style-name="ro2">
          <table:table-cell office:value-type="string" table:style-name="ce8">
            <text:p>Elemento</text:p>
          </table:table-cell>
          <table:table-cell office:value-type="string" table:style-name="ce9">
            <text:p>Parámetro</text:p>
          </table:table-cell>
          <table:table-cell table:style-name="ce10"/>
          <table:table-cell office:value-type="string" table:style-name="ce11">
            <text:p>Valor</text:p>
          </table:table-cell>
          <table:table-cell office:value-type="string" table:number-columns-spanned="5" table:number-rows-spanned="1" table:style-name="ce46">
            <text:p>Descripción de la prueba</text:p>
          </table:table-cell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áx. (MB)</text:p>
          </table:table-cell>
          <table:table-cell table:style-name="ce14"/>
          <table:table-cell office:value-type="float" office:value="512" table:style-name="ce14">
            <text:p>512</text:p>
          </table:table-cell>
          <table:table-cell table:number-columns-spanned="5" table:number-rows-spanned="6" table:style-name="ce47"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ín. (MB)</text:p>
          </table:table-cell>
          <table:table-cell table:style-name="ce14"/>
          <table:table-cell office:value-type="float" office:value="512" table:style-name="ce14">
            <text:p>512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Max.Thread Count</text:p>
          </table:table-cell>
          <table:table-cell table:style-name="ce14"/>
          <table:table-cell office:value-type="float" office:value="5" table:style-name="ce14">
            <text:p>5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Queue size</text:p>
          </table:table-cell>
          <table:table-cell table:style-name="ce14"/>
          <table:table-cell office:value-type="float" office:value="4096" table:style-name="ce14">
            <text:p>4096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Web Container</text:p>
          </table:table-cell>
          <table:table-cell office:value-type="string" table:style-name="ce13">
            <text:p>Max.Sessions</text:p>
          </table:table-cell>
          <table:table-cell table:style-name="ce14"/>
          <table:table-cell office:value-type="float" office:value="-1" table:style-name="ce14">
            <text:p>-1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5">
            <text:p>Visa Pool</text:p>
          </table:table-cell>
          <table:table-cell office:value-type="string" table:style-name="ce16">
            <text:p>Max.Pool Size</text:p>
          </table:table-cell>
          <table:table-cell table:style-name="ce17"/>
          <table:table-cell office:value-type="float" office:value="32" table:style-name="ce17">
            <text:p>32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18">
            <text:p>Prueba de rendimiento</text:p>
          </table:table-cell>
          <table:table-cell table:number-columns-repeated="3" table:style-name="ce19"/>
          <table:table-cell table:number-columns-repeated="16380" table:style-name="ce20"/>
        </table:table-row>
        <table:table-row table:style-name="ro2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4">
          <table:table-cell table:style-name="ce21"/>
          <table:table-cell office:value-type="string" table:style-name="ce22">
            <text:p>Sistema</text:p>
          </table:table-cell>
          <table:table-cell office:value-type="string" table:number-columns-spanned="3" table:number-rows-spanned="1" table:style-name="ce48">
            <text:p>Monitores</text:p>
          </table:table-cell>
          <table:covered-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string" table:number-columns-spanned="3" table:number-rows-spanned="1" table:style-name="ce48">
            <text:p>ProcesaPago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table-cell office:value-type="string" table:style-name="ce22">
            <text:p>Usuarios</text:p>
          </table:table-cell>
          <table:table-cell office:value-type="string" table:style-name="ce22">
            <text:p>CPU, average (%)</text:p>
          </table:table-cell>
          <table:table-cell office:value-type="string" table:style-name="ce23">
            <text:p>Visa Pool used Conns</text:p>
          </table:table-cell>
          <table:table-cell office:value-type="string" table:style-name="ce24">
            <text:p>HTTP Current Threads Busy</text:p>
          </table:table-cell>
          <table:table-cell office:value-type="string" table:style-name="ce25">
            <text:p>Conn queued, instant</text:p>
          </table:table-cell>
          <table:table-cell office:value-type="string" table:style-name="ce24">
            <text:p>Average (ms)</text:p>
          </table:table-cell>
          <table:table-cell office:value-type="string" table:style-name="ce25">
            <text:p>90% line (ms)</text:p>
          </table:table-cell>
          <table:table-cell office:value-type="string" table:style-name="ce26">
            <text:p>Throughput (s<text:span text:style-name="T2">-1</text:span>)</text:p>
          </table:table-cell>
          <table:table-cell office:value-type="string" table:style-name="ce27">
            <text:p>Average (ms)</text:p>
          </table:table-cell>
          <table:table-cell office:value-type="string" table:style-name="ce25">
            <text:p>90%line (ms)</text:p>
          </table:table-cell>
          <table:table-cell office:value-type="string" table:style-name="ce26">
            <text:p>Throughput (s<text:span text:style-name="T2">-1</text:span>)</text:p>
          </table:table-cell>
          <table:table-cell office:value-type="string" table:style-name="ce49">
            <text:p>Tendencia de la región lineal</text:p>
          </table:table-cell>
          <table:table-cell office:value-type="string" table:style-name="ce49">
            <text:p>Valor de saturación</text:p>
          </table:table-cell>
          <table:table-cell table:number-columns-repeated="16371"/>
        </table:table-row>
        <table:table-row table:style-name="ro3">
          <table:table-cell office:value-type="float" office:value="1" table:style-name="ce28">
            <text:p>1,00</text:p>
          </table:table-cell>
          <table:table-cell office:value-type="float" office:value="5.093" table:style-name="ce28">
            <text:p>5,09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8" table:style-name="ce29">
            <text:p>8,00</text:p>
          </table:table-cell>
          <table:table-cell office:value-type="float" office:value="14" table:style-name="ce30">
            <text:p>14,00</text:p>
          </table:table-cell>
          <table:table-cell office:value-type="float" office:value="26" table:style-name="ce31">
            <text:p>26,00</text:p>
          </table:table-cell>
          <table:table-cell office:value-type="float" office:value="11" table:style-name="ce32">
            <text:p>11,00</text:p>
          </table:table-cell>
          <table:table-cell office:value-type="float" office:value="15" table:style-name="ce30">
            <text:p>15,00</text:p>
          </table:table-cell>
          <table:table-cell office:value-type="float" office:value="13.6" table:style-name="ce31">
            <text:p>13,60</text:p>
          </table:table-cell>
          <table:table-cell office:value-type="float" office:value="3.7759999999999998" table:formula="of:=0.3227*[.A15]+3.4533" table:style-name="ce1">
            <text:p>3,776</text:p>
          </table:table-cell>
          <table:table-cell office:value-type="float" office:value="612.65" table:formula="of:=AVERAGE([.$H$23];[.$H$24])" table:style-name="ce50">
            <text:p>612,65</text:p>
          </table:table-cell>
          <table:table-cell table:number-columns-repeated="16371"/>
        </table:table-row>
        <table:table-row table:style-name="ro3">
          <table:table-cell office:value-type="float" office:value="250" table:style-name="ce33">
            <text:p>250,00</text:p>
          </table:table-cell>
          <table:table-cell office:value-type="float" office:value="19.045000000000002" table:style-name="ce33">
            <text:p>19,05</text:p>
          </table:table-cell>
          <table:table-cell office:value-type="float" office:value="0.15789500000000001" table:style-name="ce34">
            <text:p>0,16</text:p>
          </table:table-cell>
          <table:table-cell office:value-type="float" office:value="0.21052599999999999" table:style-name="ce35">
            <text:p>0,21</text:p>
          </table:table-cell>
          <table:table-cell office:value-type="float" office:value="2.63158E-2" table:style-name="ce36">
            <text:p>0,03</text:p>
          </table:table-cell>
          <table:table-cell office:value-type="float" office:value="7" table:style-name="ce34">
            <text:p>7,00</text:p>
          </table:table-cell>
          <table:table-cell office:value-type="float" office:value="14" table:style-name="ce35">
            <text:p>14,00</text:p>
          </table:table-cell>
          <table:table-cell office:value-type="float" office:value="82.4" table:style-name="ce36">
            <text:p>82,40</text:p>
          </table:table-cell>
          <table:table-cell office:value-type="float" office:value="11" table:style-name="ce37">
            <text:p>11,00</text:p>
          </table:table-cell>
          <table:table-cell office:value-type="float" office:value="15" table:style-name="ce35">
            <text:p>15,00</text:p>
          </table:table-cell>
          <table:table-cell office:value-type="float" office:value="42.8" table:style-name="ce36">
            <text:p>42,80</text:p>
          </table:table-cell>
          <table:table-cell office:value-type="float" office:value="84.128299999999996" table:formula="of:=0.3227*[.A16]+3.4533" table:style-name="ce1">
            <text:p>84,1283</text:p>
          </table:table-cell>
          <table:table-cell office:value-type="float" office:value="612.65" table:formula="of:=AVERAGE([.$H$23];[.$H$24])" table:style-name="ce50">
            <text:p>612,65</text:p>
          </table:table-cell>
          <table:table-cell table:number-columns-repeated="16371"/>
        </table:table-row>
        <table:table-row table:style-name="ro3">
          <table:table-cell office:value-type="float" office:value="500" table:style-name="ce33">
            <text:p>500,00</text:p>
          </table:table-cell>
          <table:table-cell office:value-type="float" office:value="18.571999999999999" table:style-name="ce33">
            <text:p>18,57</text:p>
          </table:table-cell>
          <table:table-cell office:value-type="float" office:value="0.70270299999999997" table:style-name="ce34">
            <text:p>0,70</text:p>
          </table:table-cell>
          <table:table-cell office:value-type="float" office:value="0.78378400000000004" table:style-name="ce35">
            <text:p>0,78</text:p>
          </table:table-cell>
          <table:table-cell office:value-type="float" office:value="8.1081100000000003E-2" table:style-name="ce36">
            <text:p>0,08</text:p>
          </table:table-cell>
          <table:table-cell office:value-type="float" office:value="6" table:style-name="ce34">
            <text:p>6,00</text:p>
          </table:table-cell>
          <table:table-cell office:value-type="float" office:value="13" table:style-name="ce35">
            <text:p>13,00</text:p>
          </table:table-cell>
          <table:table-cell office:value-type="float" office:value="164.4" table:style-name="ce36">
            <text:p>164,40</text:p>
          </table:table-cell>
          <table:table-cell office:value-type="float" office:value="10" table:style-name="ce37">
            <text:p>10,00</text:p>
          </table:table-cell>
          <table:table-cell office:value-type="float" office:value="15" table:style-name="ce35">
            <text:p>15,00</text:p>
          </table:table-cell>
          <table:table-cell office:value-type="float" office:value="85.5" table:style-name="ce36">
            <text:p>85,50</text:p>
          </table:table-cell>
          <table:table-cell office:value-type="float" office:value="164.80330000000001" table:formula="of:=0.3227*[.A17]+3.4533" table:style-name="ce1">
            <text:p>164,8033</text:p>
          </table:table-cell>
          <table:table-cell office:value-type="float" office:value="612.65" table:formula="of:=AVERAGE([.$H$23];[.$H$24])" table:style-name="ce50">
            <text:p>612,65</text:p>
          </table:table-cell>
          <table:table-cell table:number-columns-repeated="16371"/>
        </table:table-row>
        <table:table-row table:style-name="ro3">
          <table:table-cell office:value-type="float" office:value="750" table:style-name="ce33">
            <text:p>750,00</text:p>
          </table:table-cell>
          <table:table-cell office:value-type="float" office:value="21.555" table:style-name="ce33">
            <text:p>21,56</text:p>
          </table:table-cell>
          <table:table-cell office:value-type="float" office:value="1.1578900000000001" table:style-name="ce34">
            <text:p>1,16</text:p>
          </table:table-cell>
          <table:table-cell office:value-type="float" office:value="1.7368399999999999" table:style-name="ce35">
            <text:p>1,74</text:p>
          </table:table-cell>
          <table:table-cell office:value-type="float" office:value="0.15789500000000001" table:style-name="ce36">
            <text:p>0,16</text:p>
          </table:table-cell>
          <table:table-cell office:value-type="float" office:value="6" table:style-name="ce34">
            <text:p>6,00</text:p>
          </table:table-cell>
          <table:table-cell office:value-type="float" office:value="13" table:style-name="ce35">
            <text:p>13,00</text:p>
          </table:table-cell>
          <table:table-cell office:value-type="float" office:value="247.3" table:style-name="ce36">
            <text:p>247,30</text:p>
          </table:table-cell>
          <table:table-cell office:value-type="float" office:value="10" table:style-name="ce37">
            <text:p>10,00</text:p>
          </table:table-cell>
          <table:table-cell office:value-type="float" office:value="15" table:style-name="ce35">
            <text:p>15,00</text:p>
          </table:table-cell>
          <table:table-cell office:value-type="float" office:value="128.30000000000001" table:style-name="ce36">
            <text:p>128,30</text:p>
          </table:table-cell>
          <table:table-cell office:value-type="float" office:value="245.47829999999999" table:formula="of:=0.3227*[.A18]+3.4533" table:style-name="ce1">
            <text:p>245,4783</text:p>
          </table:table-cell>
          <table:table-cell office:value-type="float" office:value="612.65" table:formula="of:=AVERAGE([.$H$23];[.$H$24])" table:style-name="ce50">
            <text:p>612,65</text:p>
          </table:table-cell>
          <table:table-cell table:number-columns-repeated="16371"/>
        </table:table-row>
        <table:table-row table:style-name="ro3">
          <table:table-cell office:value-type="float" office:value="1000" table:style-name="ce33">
            <text:p>1000,00</text:p>
          </table:table-cell>
          <table:table-cell office:value-type="float" office:value="22.44" table:style-name="ce33">
            <text:p>22,44</text:p>
          </table:table-cell>
          <table:table-cell office:value-type="float" office:value="2.3142900000000002" table:style-name="ce34">
            <text:p>2,31</text:p>
          </table:table-cell>
          <table:table-cell office:value-type="float" office:value="2.0857100000000002" table:style-name="ce35">
            <text:p>2,09</text:p>
          </table:table-cell>
          <table:table-cell office:value-type="float" office:value="0.68571400000000005" table:style-name="ce36">
            <text:p>0,69</text:p>
          </table:table-cell>
          <table:table-cell office:value-type="float" office:value="7" table:style-name="ce34">
            <text:p>7,00</text:p>
          </table:table-cell>
          <table:table-cell office:value-type="float" office:value="14" table:style-name="ce35">
            <text:p>14,00</text:p>
          </table:table-cell>
          <table:table-cell office:value-type="float" office:value="327.60000000000002" table:style-name="ce36">
            <text:p>327,60</text:p>
          </table:table-cell>
          <table:table-cell office:value-type="float" office:value="11" table:style-name="ce37">
            <text:p>11,00</text:p>
          </table:table-cell>
          <table:table-cell office:value-type="float" office:value="17" table:style-name="ce35">
            <text:p>17,00</text:p>
          </table:table-cell>
          <table:table-cell office:value-type="float" office:value="169.5" table:style-name="ce36">
            <text:p>169,50</text:p>
          </table:table-cell>
          <table:table-cell office:value-type="float" office:value="326.1533" table:formula="of:=0.3227*[.A19]+3.4533" table:style-name="ce1">
            <text:p>326,1533</text:p>
          </table:table-cell>
          <table:table-cell office:value-type="float" office:value="612.65" table:formula="of:=AVERAGE([.$H$23];[.$H$24])" table:style-name="ce50">
            <text:p>612,65</text:p>
          </table:table-cell>
          <table:table-cell table:number-columns-repeated="16371"/>
        </table:table-row>
        <table:table-row table:style-name="ro3">
          <table:table-cell office:value-type="float" office:value="1250" table:style-name="ce33">
            <text:p>1250,00</text:p>
          </table:table-cell>
          <table:table-cell office:value-type="float" office:value="23.635999999999999" table:style-name="ce33">
            <text:p>23,64</text:p>
          </table:table-cell>
          <table:table-cell office:value-type="float" office:value="2.45946" table:style-name="ce34">
            <text:p>2,46</text:p>
          </table:table-cell>
          <table:table-cell office:value-type="float" office:value="3.3783799999999999" table:style-name="ce35">
            <text:p>3,38</text:p>
          </table:table-cell>
          <table:table-cell office:value-type="float" office:value="2.0270299999999999" table:style-name="ce36">
            <text:p>2,03</text:p>
          </table:table-cell>
          <table:table-cell office:value-type="float" office:value="9" table:style-name="ce34">
            <text:p>9,00</text:p>
          </table:table-cell>
          <table:table-cell office:value-type="float" office:value="18" table:style-name="ce35">
            <text:p>18,00</text:p>
          </table:table-cell>
          <table:table-cell office:value-type="float" office:value="408.9" table:style-name="ce36">
            <text:p>408,90</text:p>
          </table:table-cell>
          <table:table-cell office:value-type="float" office:value="14" table:style-name="ce37">
            <text:p>14,00</text:p>
          </table:table-cell>
          <table:table-cell office:value-type="float" office:value="22" table:style-name="ce35">
            <text:p>22,00</text:p>
          </table:table-cell>
          <table:table-cell office:value-type="float" office:value="212.3" table:style-name="ce36">
            <text:p>212,30</text:p>
          </table:table-cell>
          <table:table-cell office:value-type="float" office:value="406.82830000000001" table:formula="of:=0.3227*[.A20]+3.4533" table:style-name="ce1">
            <text:p>406,8283</text:p>
          </table:table-cell>
          <table:table-cell office:value-type="float" office:value="612.65" table:formula="of:=AVERAGE([.$H$23];[.$H$24])" table:style-name="ce50">
            <text:p>612,65</text:p>
          </table:table-cell>
          <table:table-cell table:number-columns-repeated="16371"/>
        </table:table-row>
        <table:table-row table:style-name="ro3">
          <table:table-cell office:value-type="float" office:value="1500" table:style-name="ce33">
            <text:p>1500,00</text:p>
          </table:table-cell>
          <table:table-cell office:value-type="float" office:value="27.262" table:style-name="ce33">
            <text:p>27,26</text:p>
          </table:table-cell>
          <table:table-cell office:value-type="float" office:value="3.4324300000000001" table:style-name="ce34">
            <text:p>3,43</text:p>
          </table:table-cell>
          <table:table-cell office:value-type="float" office:value="4.27027" table:style-name="ce35">
            <text:p>4,27</text:p>
          </table:table-cell>
          <table:table-cell office:value-type="float" office:value="4.6216200000000001" table:style-name="ce36">
            <text:p>4,62</text:p>
          </table:table-cell>
          <table:table-cell office:value-type="float" office:value="18" table:style-name="ce34">
            <text:p>18,00</text:p>
          </table:table-cell>
          <table:table-cell office:value-type="float" office:value="34" table:style-name="ce35">
            <text:p>34,00</text:p>
          </table:table-cell>
          <table:table-cell office:value-type="float" office:value="484.4" table:style-name="ce36">
            <text:p>484,40</text:p>
          </table:table-cell>
          <table:table-cell office:value-type="float" office:value="23" table:style-name="ce37">
            <text:p>23,00</text:p>
          </table:table-cell>
          <table:table-cell office:value-type="float" office:value="39" table:style-name="ce35">
            <text:p>39,00</text:p>
          </table:table-cell>
          <table:table-cell office:value-type="float" office:value="250.9" table:style-name="ce36">
            <text:p>250,90</text:p>
          </table:table-cell>
          <table:table-cell office:value-type="float" office:value="487.50329999999997" table:formula="of:=0.3227*[.A21]+3.4533" table:style-name="ce1">
            <text:p>487,5033</text:p>
          </table:table-cell>
          <table:table-cell office:value-type="float" office:value="612.65" table:formula="of:=AVERAGE([.$H$23];[.$H$24])" table:style-name="ce50">
            <text:p>612,65</text:p>
          </table:table-cell>
          <table:table-cell table:number-columns-repeated="16371"/>
        </table:table-row>
        <table:table-row table:style-name="ro3">
          <table:table-cell office:value-type="float" office:value="1750" table:style-name="ce33">
            <text:p>1750,00</text:p>
          </table:table-cell>
          <table:table-cell office:value-type="float" office:value="29.428000000000001" table:style-name="ce33">
            <text:p>29,43</text:p>
          </table:table-cell>
          <table:table-cell office:value-type="float" office:value="3.8378399999999999" table:style-name="ce38">
            <text:p>3,84</text:p>
          </table:table-cell>
          <table:table-cell office:value-type="float" office:value="4.8378399999999999" table:style-name="ce35">
            <text:p>4,84</text:p>
          </table:table-cell>
          <table:table-cell office:value-type="float" office:value="37.1081" table:style-name="ce36">
            <text:p>37,11</text:p>
          </table:table-cell>
          <table:table-cell office:value-type="float" office:value="31" table:style-name="ce34">
            <text:p>31,00</text:p>
          </table:table-cell>
          <table:table-cell office:value-type="float" office:value="77" table:style-name="ce35">
            <text:p>77,00</text:p>
          </table:table-cell>
          <table:table-cell office:value-type="float" office:value="566.70000000000005" table:style-name="ce36">
            <text:p>566,70</text:p>
          </table:table-cell>
          <table:table-cell office:value-type="float" office:value="36" table:style-name="ce37">
            <text:p>36,00</text:p>
          </table:table-cell>
          <table:table-cell office:value-type="float" office:value="84" table:style-name="ce35">
            <text:p>84,00</text:p>
          </table:table-cell>
          <table:table-cell office:value-type="float" office:value="293" table:style-name="ce36">
            <text:p>293,00</text:p>
          </table:table-cell>
          <table:table-cell office:value-type="float" office:value="568.17830000000004" table:formula="of:=0.3227*[.A22]+3.4533" table:style-name="ce1">
            <text:p>568,1783</text:p>
          </table:table-cell>
          <table:table-cell office:value-type="float" office:value="612.65" table:formula="of:=AVERAGE([.$H$23];[.$H$24])" table:style-name="ce50">
            <text:p>612,65</text:p>
          </table:table-cell>
          <table:table-cell table:number-columns-repeated="16371"/>
        </table:table-row>
        <table:table-row table:style-name="ro3">
          <table:table-cell office:value-type="float" office:value="2000" table:style-name="ce33">
            <text:p>2000,00</text:p>
          </table:table-cell>
          <table:table-cell office:value-type="float" office:value="32.462000000000003" table:style-name="ce33">
            <text:p>32,46</text:p>
          </table:table-cell>
          <table:table-cell office:value-type="float" office:value="4.024" table:style-name="ce34">
            <text:p>4,02</text:p>
          </table:table-cell>
          <table:table-cell office:value-type="float" office:value="5" table:style-name="ce35">
            <text:p>5,00</text:p>
          </table:table-cell>
          <table:table-cell office:value-type="float" office:value="200.875" table:style-name="ce36">
            <text:p>200,88</text:p>
          </table:table-cell>
          <table:table-cell office:value-type="float" office:value="169" table:style-name="ce34">
            <text:p>169,00</text:p>
          </table:table-cell>
          <table:table-cell office:value-type="float" office:value="513" table:style-name="ce35">
            <text:p>513,00</text:p>
          </table:table-cell>
          <table:table-cell office:value-type="float" office:value="609.4" table:style-name="ce36">
            <text:p>609,40</text:p>
          </table:table-cell>
          <table:table-cell office:value-type="float" office:value="175" table:style-name="ce37">
            <text:p>175,00</text:p>
          </table:table-cell>
          <table:table-cell office:value-type="float" office:value="522" table:style-name="ce35">
            <text:p>522,00</text:p>
          </table:table-cell>
          <table:table-cell office:value-type="float" office:value="315.5" table:style-name="ce36">
            <text:p>315,50</text:p>
          </table:table-cell>
          <table:table-cell office:value-type="float" office:value="648.85329999999999" table:formula="of:=0.3227*[.A23]+3.4533" table:style-name="ce1">
            <text:p>648,8533</text:p>
          </table:table-cell>
          <table:table-cell office:value-type="float" office:value="612.65" table:formula="of:=AVERAGE([.$H$23];[.$H$24])" table:style-name="ce50">
            <text:p>612,65</text:p>
          </table:table-cell>
          <table:table-cell table:number-columns-repeated="16371"/>
        </table:table-row>
        <table:table-row table:style-name="ro3">
          <table:table-cell office:value-type="float" office:value="2250" table:style-name="ce33">
            <text:p>2250,00</text:p>
          </table:table-cell>
          <table:table-cell office:value-type="float" office:value="48.521999999999998" table:style-name="ce33">
            <text:p>48,52</text:p>
          </table:table-cell>
          <table:table-cell office:value-type="float" office:value="3.9565199999999998" table:style-name="ce34">
            <text:p>3,96</text:p>
          </table:table-cell>
          <table:table-cell office:value-type="float" office:value="5" table:style-name="ce35">
            <text:p>5,00</text:p>
          </table:table-cell>
          <table:table-cell office:value-type="float" office:value="416.71699999999998" table:style-name="ce36">
            <text:p>416,72</text:p>
          </table:table-cell>
          <table:table-cell office:value-type="float" office:value="443" table:style-name="ce34">
            <text:p>443,00</text:p>
          </table:table-cell>
          <table:table-cell office:value-type="float" office:value="809" table:style-name="ce35">
            <text:p>809,00</text:p>
          </table:table-cell>
          <table:table-cell office:value-type="float" office:value="615.9" table:style-name="ce36">
            <text:p>615,90</text:p>
          </table:table-cell>
          <table:table-cell office:value-type="float" office:value="455" table:style-name="ce37">
            <text:p>455,00</text:p>
          </table:table-cell>
          <table:table-cell office:value-type="float" office:value="819" table:style-name="ce35">
            <text:p>819,00</text:p>
          </table:table-cell>
          <table:table-cell office:value-type="float" office:value="317.89999999999998" table:style-name="ce36">
            <text:p>317,90</text:p>
          </table:table-cell>
          <table:table-cell office:value-type="float" office:value="729.52829999999994" table:formula="of:=0.3227*[.A24]+3.4533" table:style-name="ce1">
            <text:p>729,5283</text:p>
          </table:table-cell>
          <table:table-cell office:value-type="float" office:value="612.65" table:formula="of:=AVERAGE([.$H$23];[.$H$24])" table:style-name="ce50">
            <text:p>612,65</text:p>
          </table:table-cell>
          <table:table-cell table:number-columns-repeated="16371"/>
        </table:table-row>
        <table:table-row table:style-name="ro3">
          <table:table-cell office:value-type="float" office:value="2500" table:style-name="ce33">
            <text:p>2500,00</text:p>
          </table:table-cell>
          <table:table-cell office:value-type="float" office:value="51.37" table:style-name="ce33">
            <text:p>51,37</text:p>
          </table:table-cell>
          <table:table-cell office:value-type="float" office:value="4.2608699999999997" table:style-name="ce34">
            <text:p>4,26</text:p>
          </table:table-cell>
          <table:table-cell office:value-type="float" office:value="5" table:style-name="ce35">
            <text:p>5,00</text:p>
          </table:table-cell>
          <table:table-cell office:value-type="float" office:value="523.26099999999997" table:style-name="ce36">
            <text:p>523,26</text:p>
          </table:table-cell>
          <table:table-cell office:value-type="float" office:value="627" table:style-name="ce34">
            <text:p>627,00</text:p>
          </table:table-cell>
          <table:table-cell office:value-type="float" office:value="842" table:style-name="ce35">
            <text:p>842,00</text:p>
          </table:table-cell>
          <table:table-cell office:value-type="float" office:value="597.29999999999995" table:style-name="ce36">
            <text:p>597,30</text:p>
          </table:table-cell>
          <table:table-cell office:value-type="float" office:value="637" table:style-name="ce37">
            <text:p>637,00</text:p>
          </table:table-cell>
          <table:table-cell office:value-type="float" office:value="848" table:style-name="ce35">
            <text:p>848,00</text:p>
          </table:table-cell>
          <table:table-cell office:value-type="float" office:value="306.7" table:style-name="ce36">
            <text:p>306,70</text:p>
          </table:table-cell>
          <table:table-cell office:value-type="float" office:value="810.20330000000001" table:formula="of:=0.3227*[.A25]+3.4533" table:style-name="ce1">
            <text:p>810,2033</text:p>
          </table:table-cell>
          <table:table-cell office:value-type="float" office:value="612.65" table:formula="of:=AVERAGE([.$H$23];[.$H$24])" table:style-name="ce50">
            <text:p>612,65</text:p>
          </table:table-cell>
          <table:table-cell table:number-columns-repeated="16371"/>
        </table:table-row>
        <table:table-row table:style-name="ro3">
          <table:table-cell table:number-columns-repeated="2" table:style-name="ce33"/>
          <table:table-cell table:style-name="ce34"/>
          <table:table-cell table:style-name="ce35"/>
          <table:table-cell table:style-name="ce36"/>
          <table:table-cell table:style-name="ce34"/>
          <table:table-cell table:style-name="ce35"/>
          <table:table-cell table:style-name="ce36"/>
          <table:table-cell table:style-name="ce37"/>
          <table:table-cell table:style-name="ce35"/>
          <table:table-cell table:style-name="ce36"/>
          <table:table-cell table:number-columns-repeated="16373" table:style-name="ce1"/>
        </table:table-row>
        <table:table-row table:style-name="ro3">
          <table:table-cell table:number-columns-repeated="2" table:style-name="ce39"/>
          <table:table-cell table:style-name="ce40"/>
          <table:table-cell table:style-name="ce41"/>
          <table:table-cell table:style-name="ce42"/>
          <table:table-cell table:style-name="ce40"/>
          <table:table-cell table:style-name="ce41"/>
          <table:table-cell table:style-name="ce42"/>
          <table:table-cell table:style-name="ce43"/>
          <table:table-cell table:style-name="ce41"/>
          <table:table-cell table:style-name="ce42"/>
          <table:table-cell table:number-columns-repeated="16373" table:style-name="ce1"/>
        </table:table-row>
        <table:table-row table:style-name="ro3">
          <table:table-cell table:style-name="ce44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office:value-type="string" table:style-name="ce18">
            <text:p>Gráficas</text:p>
          </table:table-cell>
          <table:table-cell table:number-columns-repeated="3" table:style-name="ce19"/>
          <table:table-cell table:number-columns-repeated="16380" table:style-name="ce20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45"/>
          <table:table-cell table:number-columns-repeated="16377"/>
        </table:table-row>
        <table:table-row table:style-name="ro3">
          <table:table-cell table:style-name="ce1"/>
          <table:table-cell table:style-name="ce45"/>
          <table:table-cell table:number-columns-repeated="2" table:style-name="ce7"/>
          <table:table-cell table:number-columns-repeated="16380" table:style-name="ce1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style-name="ce45"/>
          <table:table-cell table:number-columns-repeated="2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2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44"/>
          <table:table-cell table:number-columns-repeated="3" table:style-name="ce7"/>
          <table:table-cell table:number-columns-repeated="16380" table:style-name="ce1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number-rows-repeated="48" table:style-name="ro6">
          <table:table-cell table:number-columns-repeated="16384"/>
        </table:table-row>
        <table:table-row table:number-rows-repeated="10" table:style-name="ro3">
          <table:table-cell table:style-name="ce1"/>
          <table:table-cell table:number-columns-repeated="3" table:style-name="ce7"/>
          <table:table-cell table:number-columns-repeated="16380"/>
        </table:table-row>
        <table:table-row table:style-name="ro3">
          <table:table-cell table:style-name="ce18"/>
          <table:table-cell table:number-columns-repeated="3" table:style-name="ce19"/>
          <table:table-cell table:number-columns-repeated="16380" table:style-name="ce20"/>
        </table:table-row>
        <table:table-row table:number-rows-repeated="104846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</style:style>
    <style:style style:name="_50_0_37__32_-_32__201_nfasis2" style:display-name="20% - Énfasis2" style:family="table-cell" style:data-style-name="N0">
      <style:table-cell-properties style:vertical-align="automatic" fo:background-color="#FF99CC"/>
    </style:style>
    <style:style style:name="_50_0_37__32_-_32__201_nfasis3" style:display-name="20% - Énfasis3" style:family="table-cell" style:data-style-name="N0">
      <style:table-cell-properties style:vertical-align="automatic" fo:background-color="#CCFFCC"/>
    </style:style>
    <style:style style:name="_50_0_37__32_-_32__201_nfasis4" style:display-name="20% - Énfasis4" style:family="table-cell" style:data-style-name="N0">
      <style:table-cell-properties style:vertical-align="automatic" fo:background-color="#CC99FF"/>
    </style:style>
    <style:style style:name="_50_0_37__32_-_32__201_nfasis5" style:display-name="20% - Énfasis5" style:family="table-cell" style:data-style-name="N0">
      <style:table-cell-properties style:vertical-align="automatic" fo:background-color="#CCFFFF"/>
    </style:style>
    <style:style style:name="_50_0_37__32_-_32__201_nfasis6" style:display-name="20% - Énfasis6" style:family="table-cell" style:data-style-name="N0">
      <style:table-cell-properties style:vertical-align="automatic" fo:background-color="#FFCC99"/>
    </style:style>
    <style:style style:name="_52_0_37__32_-_32__201_nfasis1" style:display-name="40% - Énfasis1" style:family="table-cell" style:data-style-name="N0">
      <style:table-cell-properties style:vertical-align="automatic" fo:background-color="#99CCFF"/>
    </style:style>
    <style:style style:name="_52_0_37__32_-_32__201_nfasis2" style:display-name="40% - Énfasis2" style:family="table-cell" style:data-style-name="N0">
      <style:table-cell-properties style:vertical-align="automatic" fo:background-color="#FF8080"/>
    </style:style>
    <style:style style:name="_52_0_37__32_-_32__201_nfasis3" style:display-name="40% - Énfasis3" style:family="table-cell" style:data-style-name="N0">
      <style:table-cell-properties style:vertical-align="automatic" fo:background-color="#00FF00"/>
    </style:style>
    <style:style style:name="_52_0_37__32_-_32__201_nfasis4" style:display-name="40% - Énfasis4" style:family="table-cell" style:data-style-name="N0">
      <style:table-cell-properties style:vertical-align="automatic" fo:background-color="#CC99FF"/>
    </style:style>
    <style:style style:name="_52_0_37__32_-_32__201_nfasis5" style:display-name="40% - Énfasis5" style:family="table-cell" style:data-style-name="N0">
      <style:table-cell-properties style:vertical-align="automatic" fo:background-color="#99CCFF"/>
    </style:style>
    <style:style style:name="_52_0_37__32_-_32__201_nfasis6" style:display-name="40% - Énfasis6" style:family="table-cell" style:data-style-name="N0">
      <style:table-cell-properties style:vertical-align="automatic" fo:background-color="#FFCC00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/>
    </style: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Heading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Incorrecto" style:family="table-cell" style:data-style-name="N0">
      <style:table-cell-properties style:vertical-align="automatic" fo:background-color="#FF99CC"/>
      <style:text-properties fo:color="#800080"/>
    </style:style>
    <style:style style:name="Neutral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T_237_tulo_32_1" style:display-name="Título 1" style:family="table-cell" style:data-style-name="N0">
      <style:table-cell-properties fo:border-top="none" fo:border-bottom="thick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Familia Gutiérrez</dc:creator>
    <meta:creation-date>2011-02-27T12:23:24Z</meta:creation-date>
    <dc:date>2022-04-02T21:22:57Z</dc:date>
    <meta:editing-cycles>10</meta:editing-cycles>
    <meta:editing-duration>PT85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dash" draw:stroke-dash="a2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dash" draw:stroke-dash="a3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dash" draw:stroke-dash="a0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</office:automatic-styles>
  <office:body>
    <office:chart>
      <chart:chart chart:class="chart:scatter" svg:height="225.9212598425197pt" svg:width="475.2566929133858pt" chart:style-name="Crt0">
        <chart:title svg:x="81.85968503937007pt" svg:y="5.867007874015748pt" chart:style-name="CT00">
          <text:p text:style-name="a1" text:class-names="" text:cond-style-name="">Throughput vs usuarios - Total</text:p>
        </chart:title>
        <chart:legend chart:legend-position="end" chart:legend-align="center" chart:style-name="Lgnd"/>
        <chart:plot-area svg:x="0.0pt" svg:y="27.23755905511811pt" svg:width="475.2566929133858pt" svg:height="176.576299212598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H$14" chart:values-cell-range-address="Hoja1.$H$15:.$H$27" chart:class="chart:scatter" chart:attached-axis="primary-y" chart:style-name="G0S0">
            <chart:domain table:cell-range-address="Hoja1.$A$15:.$A$27"/>
            <chart:data-point chart:repeated="13"/>
          </chart:series>
          <chart:series chart:values-cell-range-address="Hoja1.$L$16:.$L$23" chart:class="chart:scatter" chart:attached-axis="primary-y" chart:style-name="G0S1">
            <chart:domain table:cell-range-address="Hoja1.$A$16:.$A$23"/>
            <chart:data-point chart:repeated="8"/>
          </chart:series>
          <chart:series chart:values-cell-range-address="Hoja1.$M$21:.$M$25" chart:class="chart:scatter" chart:attached-axis="primary-y" chart:style-name="G0S2">
            <chart:domain table:cell-range-address="Hoja1.$A$21:.$A$25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display-name="Dash" draw:style="rect" draw:dots1="1" draw:dots1-length="0.02083in" draw:dots2="0" draw:dots2-length="0in" draw:distance="0.02083in"/>
    <draw:stroke-dash draw:name="a2" draw:display-name="Dash" draw:style="rect" draw:dots1="1" draw:dots1-length="0.0625in" draw:dots2="0" draw:dots2-length="0in" draw:distance="0.0625in"/>
    <draw:stroke-dash draw:name="a3" draw:display-name="Dash" draw:style="rect" draw:dots1="1" draw:dots1-length="0.0625in" draw:dots2="0" draw:dots2-length="0in" draw:distance="0.062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00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2692913385827pt" svg:width="404.5606299212598pt" chart:style-name="Crt0">
        <chart:title svg:x="73.78062992125984pt" svg:y="14.36984251968504pt" chart:style-name="CT00">
          <text:p text:style-name="a0" text:class-names="" text:cond-style-name="">Latencia vs usuarios - ProcesaPago</text:p>
        </chart:title>
        <chart:legend chart:legend-position="end" chart:legend-align="center" chart:style-name="Lgnd"/>
        <chart:plot-area svg:x="0.0pt" svg:y="44.69677165354331pt" svg:width="404.5606299212598pt" svg:height="162.149685039370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J$14" chart:values-cell-range-address="Hoja1.$J$15:.$J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ff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4.5606299212598pt" svg:width="403.5685039370078pt" chart:style-name="Crt0">
        <chart:title svg:x="112.8393700787402pt" svg:y="8.361181102362204pt" chart:style-name="CT00">
          <text:p text:style-name="a0" text:class-names="" text:cond-style-name="">Latencia vs usuarios - Total</text:p>
        </chart:title>
        <chart:legend chart:legend-position="end" chart:legend-align="center" chart:style-name="Lgnd"/>
        <chart:plot-area svg:x="0.0pt" svg:y="45.51866141732283pt" svg:width="403.5685039370078pt" svg:height="156.707795275590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G$14" chart:values-cell-range-address="Hoja1.$G$15:.$G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8644881889764pt" svg:width="475.2566929133858pt" chart:style-name="Crt0">
        <chart:title svg:x="85.77125984251968pt" svg:y="3.826299212598425pt" chart:style-name="CT00">
          <text:p text:style-name="a0" text:class-names="" text:cond-style-name="">Throughput vs usuarios-ProcesaPago</text:p>
        </chart:title>
        <chart:legend chart:legend-position="end" chart:legend-align="center" chart:style-name="Lgnd"/>
        <chart:plot-area svg:x="0.0pt" svg:y="19.89669291338583pt" svg:width="475.2566929133858pt" svg:height="187.686535433070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Hoja1.$K$15:.$K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